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Heading_20_2" style:master-page-name="Standard">
      <style:paragraph-properties style:page-number="auto"/>
    </style:style>
    <text:list-style style:name="L1">
      <text:list-level-style-bullet text:level="1" text:style-name="Bullet_20_Symbols" style:num-suffix="." text:bullet-char="●">
        <style:list-level-properties text:list-level-position-and-space-mode="label-alignment">
          <style: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Vista Lògica</text:h>
      <text:p text:style-name="Text_20_body">En aquesta part del document procedirem a descriure quines són les part <text:s/>en que em dividit el nostre mòdel d'analisi per a facilitar la seva comprenssió. Així doncs, parlarem de com em realitzat la descomposició d'aquest model, així com l'assignació d'aquesta descomposició en packages. </text:p>
      <text:p text:style-name="Text_20_body">Per a cada package oferirem una decripció de quines són les classes que aquest conté i quin conjunt de funcionalitats són les que ofereix.</text:p>
      <text:p text:style-name="Text_20_body">Tot i això en aquest apartat no volem oferir una visió molt concreta d'aquests aspectes, que a mesura que s'avanci en la lectura d'aquesta memòria s'aniran desglossant, si nó que oferim una visió global a grans trets per a que es pugui realitzar una primera idea de quina manera s'ha organitzat aquest descomposició.</text:p>
      <text:h text:style-name="Heading_20_3" text:outline-level="3">Descripció general</text:h>
      <text:p text:style-name="Text_20_body">El model d'anàlisi és un model descriptiu dels casos d'ús del sistema, el qual representa objectes i les relacions que hi ha entre elles.</text:p>
      <text:p text:style-name="Text_20_body">Pel que fa a l'organització del sistema en capes em seguit l'organització típica en tres capes, és a dir, una capa de presentació on trobem tots elements que possibiliten la interacció amb l'usuari, la capa de domini on tenim tota la part del sistema encarregada de processar la informació i per últim la capa de dades que té per funció gestionar l'emmagatzematge de les dades.</text:p>
      <text:p text:style-name="Text_20_body">Un realitzada aquesta primera classificació em procedit a realitzar una nova descomposició en package, per tal d'agrupar les funcionalitats que fossin pròximes entre elles en temes lògics (tals com la funció que desenvolupen, o la part del sistema que gestionen).</text:p>
      <text:h text:style-name="Heading_20_3" text:outline-level="3">Packages de disseny Arquitectònicament Rellevants</text:h>
      <text:h text:style-name="Heading_20_4" text:outline-level="4">Capa presentació</text:h>
      <text:p text:style-name="Text_20_body">Aquesta capa bàsicament tot la gestió involucrada amb la comunicació entre l'usuari i el sistema software. <text:s/>Per aquest motiu, és en aquesta cap on estarà ubicat <text:s/>tot el control que existeix sobre les finestress ( el seu disseny, caracterísitiques, ...), així com la comprovació de totes aquelles precondicions que la informació que entri al sistema ha de complir.</text:p>
      <text:p text:style-name="Text_20_body">Pel que fa a la divisió en packages d'aquesta cap el criteri que s'ha utilitzat a set dividir -ho segons la funcionalitat que presenta el cas d'ús. D'aquesta manera <text:s/>ens trobem que la capa de presentació conté tres packages:</text:p>
      <text:list text:style-name="L1">
        <text:list-item>
          <text:p text:style-name="P1">Gestió comandes i contractes</text:p>
        </text:list-item>
        <text:list-item>
          <text:p text:style-name="P1">Planificació</text:p>
        </text:list-item>
        <text:list-item>
          <text:p text:style-name="P1">Sistema entrega i recepció</text:p>
        </text:list-item>
      </text:list>
      <text:p text:style-name="Text_20_body">Com es pot veure, en la part de gestió de comandes i contractes tindrem tot el relacionat amb la gestió de les comandes i els contractes, ja sigui de relació amb el client, com d'utilització exclusiva pels empleats de l'empresa.</text:p>
      <text:p text:style-name="Text_20_body">En segon lloc tenim la planificació que contindrà tots els elements destinats a gestionar la planificació de les comandes. El motiu que tenim per ubicar-ho fora de package de <text:soft-page-break/>anterior és degut a que considerem que el pel nombre d'elements que intervenen al cas d'ús de planificació, i pensant en el futur disseny complet de la resta de casos d'ús és necessari ubucar-ho dins un nou cas d'ús.</text:p>
      <text:p text:style-name="Text_20_body">Finalment tenim el sistema d'entrega i recepció que com el seu pròpi nom indica serà on tindrem tot el relacionat amb l'entrega i recepció de les comandes.</text:p>
      <text:h text:style-name="Heading_20_4" text:outline-level="4">Capa domini</text:h>
      <text:p text:style-name="Text_20_body"><text:s/>Aquesta capa conté tota la modelització de les entitats que apareixen en el sistema software i les relacions existents entre elles.</text:p>
      <text:p text:style-name="Text_20_body">Com és evident pel fet d'haver seguit una arquitectura típica en tres capes, <text:s/>aquesta capa <text:s/>és troba directament connectada a la de presentació, i és per això que existeix una forta connexió entre com em estructurat els packages en una i l'altra, ja que els requisits existents entre ambdues capes són força semblants.</text:p>
      <text:p text:style-name="Text_20_body">És per tot això que varem decidir que la millor organització en packages que podiem fer era mantenir la que haviem utilitzat a la capa de presentació. Així doncs ens tornem a trobar amb la següent distribució:</text:p>
      <text:list text:style-name="L1">
        <text:list-item>
          <text:p text:style-name="P1">Gestió comandes i contractes</text:p>
        </text:list-item>
        <text:list-item>
          <text:p text:style-name="P1">Planificació</text:p>
        </text:list-item>
        <text:list-item>
          <text:p text:style-name="P1">Sistema entrega i recepció</text:p>
        </text:list-item>
      </text:list>
      <text:p text:style-name="Text_20_body">Els motius per a fer aquesta subdivisió els haviem comentat abans, <text:s/>així com els elements que continudrà cadascuna.</text:p>
      <text:p text:style-name="Text_20_body">És evident com, amb aquests packages aconseguim englobar totes les funcionalitats del sistema que estem dissenyant, sent aquesta l'organització més natural. Tot i això hi ha que advertir que com no s'han especificat la totalitat del sistema és probable que quan és decideixi especificar la part restant, ens trobem en que pogués ser millor una organització diferent.</text:p>
      <text:h text:style-name="Heading_20_4" text:outline-level="4">Capa dades</text:h>
      <text:p text:style-name="Text_20_body">En última instànca ens trobem amb la capa de dades que serà on ubicarem tots els elements que guarden més relació amb la representació de les dades que em escollit. És per aquest motiu que em en aquest apartat em modificat una mica quin ha sigut el criteri utilitzat per a determinar quina és la millor distribució en packages, utilitzant en aquest cas com a criteri la englobació d'aquells objectes que guarden relació directe. </text:p>
      <text:p text:style-name="Text_20_body">Així doncs d'aquest analisi ens apareixen els següents packages i com podem veure no és més que una ampliació dels anteriorment mencionats:</text:p>
      <text:list text:style-name="L1">
        <text:list-item>
          <text:p text:style-name="P1">Gestió comandes i contractes</text:p>
        </text:list-item>
        <text:list-item>
          <text:p text:style-name="P1">Planificació</text:p>
        </text:list-item>
        <text:list-item>
          <text:p text:style-name="P1">Sistema entrega i recepció</text:p>
        </text:list-item>
        <text:list-item>
          <text:p text:style-name="P1">Sistema financer</text:p>
        </text:list-item>
        <text:list-item>
          <text:p text:style-name="P1">Gestió clients</text:p>
        </text:list-item>
      </text:list>
      <text:p text:style-name="Text_20_body">Com podem veure els nous packages que han sorgit són el de sistema financer i el de gestió de clients. Com podem veure la seva aparició és deguda directament al fet que els casos d'ús utilitzen aquestos casos d'ús. D'altra banda també és comprensible el fet que <text:soft-page-break/>no apareguin a les altres capes, i és que si ens fixem en quins són els casos d'ús triats no n'hi ha cap que tracti directament amb els cli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Fuente_20_de_20_párrafo_20_predeter." style:display-name="Fuente de párrafo predet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list-level-position-and-space-mode="label-width-and-position" text:min-label-distance="0.381cm"/>
      </text:outline-level-style>
      <text:outline-level-style text:level="2" style:num-format="">
        <style:list-level-properties text:list-level-position-and-space-mode="label-width-and-position" text:min-label-distance="0.381cm"/>
      </text:outline-level-style>
      <text:outline-level-style text:level="3" style:num-format="">
        <style:list-level-properties text:list-level-position-and-space-mode="label-width-and-position" text:min-label-distance="0.381cm"/>
      </text:outline-level-style>
      <text:outline-level-style text:level="4" style:num-format="">
        <style:list-level-properties text:list-level-position-and-space-mode="label-width-and-position" text:min-label-distance="0.381cm"/>
      </text:outline-level-style>
      <text:outline-level-style text:level="5" style:num-format="">
        <style:list-level-properties text:list-level-position-and-space-mode="label-width-and-position" text:min-label-distance="0.381cm"/>
      </text:outline-level-style>
      <text:outline-level-style text:level="6" style:num-format="">
        <style:list-level-properties text:list-level-position-and-space-mode="label-width-and-position" text:min-label-distance="0.381cm"/>
      </text:outline-level-style>
      <text:outline-level-style text:level="7" style:num-format="">
        <style:list-level-properties text:list-level-position-and-space-mode="label-width-and-position" text:min-label-distance="0.381cm"/>
      </text:outline-level-style>
      <text:outline-level-style text:level="8" style:num-format="">
        <style:list-level-properties text:list-level-position-and-space-mode="label-width-and-position" text:min-label-distance="0.381cm"/>
      </text:outline-level-style>
      <text:outline-level-style text:level="9" style:num-format="">
        <style:list-level-properties text:list-level-position-and-space-mode="label-width-and-position" text:min-label-distance="0.381cm"/>
      </text:outline-level-style>
      <text:outline-level-style text:level="10" style:num-format="">
        <style:list-level-properties text:list-level-position-and-space-mode="label-width-and-position"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width-and-position" text:min-label-width="0.499cm"/>
      </text:list-level-style-number>
      <text:list-level-style-number text:level="2" text:style-name="Numbering_20_Symbols" style:num-suffix="." style:num-format="1">
        <style:list-level-properties text:list-level-position-and-space-mode="label-width-and-position" text:space-before="0.501cm" text:min-label-width="0.499cm"/>
      </text:list-level-style-number>
      <text:list-level-style-number text:level="3" text:style-name="Numbering_20_Symbols" style:num-suffix="." style:num-format="1">
        <style:list-level-properties text:list-level-position-and-space-mode="label-width-and-position" text:space-before="1cm" text:min-label-width="0.499cm"/>
      </text:list-level-style-number>
      <text:list-level-style-number text:level="4" text:style-name="Numbering_20_Symbols" style:num-suffix="." style:num-format="1">
        <style:list-level-properties text:list-level-position-and-space-mode="label-width-and-position" text:space-before="1.501cm" text:min-label-width="0.499cm"/>
      </text:list-level-style-number>
      <text:list-level-style-number text:level="5" text:style-name="Numbering_20_Symbols" style:num-suffix="." style:num-format="1">
        <style:list-level-properties text:list-level-position-and-space-mode="label-width-and-position" text:space-before="2cm" text:min-label-width="0.499cm"/>
      </text:list-level-style-number>
      <text:list-level-style-number text:level="6" text:style-name="Numbering_20_Symbols" style:num-suffix="." style:num-format="1">
        <style:list-level-properties text:list-level-position-and-space-mode="label-width-and-position" text:space-before="2.501cm" text:min-label-width="0.499cm"/>
      </text:list-level-style-number>
      <text:list-level-style-number text:level="7" text:style-name="Numbering_20_Symbols" style:num-suffix="." style:num-format="1">
        <style:list-level-properties text:list-level-position-and-space-mode="label-width-and-position" text:space-before="3.001cm" text:min-label-width="0.499cm"/>
      </text:list-level-style-number>
      <text:list-level-style-number text:level="8" text:style-name="Numbering_20_Symbols" style:num-suffix="." style:num-format="1">
        <style:list-level-properties text:list-level-position-and-space-mode="label-width-and-position" text:space-before="3.502cm" text:min-label-width="0.499cm"/>
      </text:list-level-style-number>
      <text:list-level-style-number text:level="9" text:style-name="Numbering_20_Symbols" style:num-suffix="." style:num-format="1">
        <style:list-level-properties text:list-level-position-and-space-mode="label-width-and-position" text:space-before="4.001cm" text:min-label-width="0.499cm"/>
      </text:list-level-style-number>
      <text:list-level-style-number text:level="10" text:style-name="Numbering_20_Symbols" style:num-suffix="." style:num-format="1">
        <style:list-level-properties text:list-level-position-and-space-mode="label-width-and-position" text:space-before="4.502cm" text:min-label-width="0.499cm"/>
      </text:list-level-style-number>
    </text:list-style>
    <text:list-style style:name="WW8Num1"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2"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3"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4"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5"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_Beta$Unix OpenOffice.org_project/300m2$Build-9301</meta:generator>
    <dc:title>CANCEL•LAR COMANDA</dc:title>
    <meta:initial-creator>LCFIB</meta:initial-creator>
    <meta:creation-date>2008-04-24T08:22:00</meta:creation-date>
    <dc:creator>Vicente Escandell Miguel</dc:creator>
    <dc:date>2008-06-04T22:42:52</dc:date>
    <dc:language>es-ES</dc:language>
    <meta:editing-cycles>34</meta:editing-cycles>
    <meta:editing-duration>PT03H35M20S</meta:editing-duration>
    <meta:document-statistic meta:table-count="0" meta:image-count="0" meta:object-count="0" meta:page-count="3" meta:paragraph-count="36" meta:word-count="897" meta:character-count="5348"/>
    <meta:user-defined meta:name="Info 1" meta:value-type="string"/>
    <meta:user-defined meta:name="Info 2" meta:value-type="string"/>
    <meta:user-defined meta:name="Info 3" meta:value-type="string"/>
    <meta:user-defined meta:name="Info 4" meta:value-type="string"/>
  </office:meta>
</office:document-meta>
</file>